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table-cell" style:name="ab83ae0">
      <style:table-cell-properties fo:border-bottom="0.02mm solid #000000" fo:border-left="0.02mm solid #000000" fo:border-right="0.02mm solid #000000" fo:border-top="0.02mm solid #000000"/>
    </style:style>
    <style:style style:family="table-column" style:name="ae75cf3">
      <style:table-column-properties style:rel-column-width="1000*"/>
    </style:style>
    <style:style style:family="table" style:name="a2789e2" style:parent-style-name="TableGrid">
      <style:table-properties style:rel-width="100%"/>
    </style:style>
    <style:style style:family="table" style:name="a917f5c" style:parent-style-name="TableGrid">
      <style:table-properties style:rel-width="100%"/>
    </style:style>
    <style:style style:family="table-column" style:name="a118b5f">
      <style:table-column-properties style:rel-column-width="1002*"/>
    </style:style>
    <style:style style:family="table-column" style:name="a04be41">
      <style:table-column-properties style:rel-column-width="1484*"/>
    </style:style>
    <style:style style:family="table-column" style:name="a2504dc">
      <style:table-column-properties style:rel-column-width="519*"/>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style-name="a917f5c">
        <table:table-column table:style-name="a118b5f"/>
        <table:table-column table:style-name="a04be41"/>
        <table:table-column table:style-name="a2504dc"/>
        <table:table-row>
          <table:table-cell table:style-name="ab83ae0"/>
          <table:table-cell table:style-name="ab83ae0"/>
          <table:table-cell table:style-name="ab83ae0"/>
        </table:table-row>
        <table:table-row>
          <table:table-cell table:style-name="ab83ae0"/>
          <table:table-cell table:style-name="ab83ae0"/>
          <table:table-cell table:style-name="ab83ae0"/>
        </table:table-row>
        <table:table-row>
          <table:table-cell table:style-name="ab83ae0"/>
          <table:table-cell table:style-name="ab83ae0"/>
          <table:table-cell table:style-name="ab83ae0"/>
        </table:table-row>
      </table:table>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Table Grid" style:family="table" style:name="TableGrid"/>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241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1:14</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